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officeooo:rsid="002ea316" officeooo:paragraph-rsid="002ea316"/>
    </style:style>
    <style:style style:name="P2" style:family="paragraph" style:parent-style-name="Title">
      <style:text-properties fo:color="#000099"/>
    </style:style>
    <style:style style:name="P3" style:family="paragraph" style:parent-style-name="Text_20_body">
      <style:text-properties officeooo:rsid="00333991" officeooo:paragraph-rsid="00333991"/>
    </style:style>
    <style:style style:name="P4" style:family="paragraph" style:parent-style-name="Standard">
      <style:text-properties officeooo:rsid="00362798" officeooo:paragraph-rsid="00362798"/>
    </style:style>
    <style:style style:name="P5" style:family="paragraph" style:parent-style-name="Text_20_body">
      <style:text-properties officeooo:rsid="00333991" officeooo:paragraph-rsid="00333991"/>
    </style:style>
    <style:style style:name="P6" style:family="paragraph" style:parent-style-name="Text_20_body" style:list-style-name="L1">
      <style:text-properties officeooo:rsid="00333991" officeooo:paragraph-rsid="00333991"/>
    </style:style>
    <style:style style:name="P7" style:family="paragraph" style:parent-style-name="Text_20_body">
      <style:text-properties officeooo:paragraph-rsid="00362798"/>
    </style:style>
    <style:style style:name="P8" style:family="paragraph" style:parent-style-name="Heading_20_1">
      <style:text-properties officeooo:rsid="00333991" officeooo:paragraph-rsid="00333991"/>
    </style:style>
    <style:style style:name="P9" style:family="paragraph" style:parent-style-name="Heading_20_1">
      <style:text-properties officeooo:rsid="00362798" officeooo:paragraph-rsid="00362798"/>
    </style:style>
    <style:style style:name="P10" style:family="paragraph" style:parent-style-name="Heading_20_2">
      <style:text-properties officeooo:rsid="00333991" officeooo:paragraph-rsid="00333991"/>
    </style:style>
    <style:style style:name="T1" style:family="text">
      <style:text-properties officeooo:rsid="00320873"/>
    </style:style>
    <style:style style:name="T2" style:family="text">
      <style:text-properties officeooo:rsid="003339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3<text:span text:style-name="T2">B</text:span> – <text:span text:style-name="T2">Deep Learning for ASR</text:span></text:p>
      <text:h text:style-name="P8" text:outline-level="1">Data Preparation</text:h>
      <text:h text:style-name="P10" text:outline-level="2">Training and Validation Sets</text:h>
      <text:p text:style-name="P3">The total number of utterances in train.lst is 8623. </text:p>
      <text:p text:style-name="P3">I have taken for the train_tr.lst :</text:p>
      <text:list xml:id="list2431074253221823788" text:style-name="L1">
        <text:list-item>
          <text:p text:style-name="P6">7699 utterances</text:p>
        </text:list-item>
        <text:list-item>
          <text:p text:style-name="P6">The first 90 % of the woman's utterances</text:p>
        </text:list-item>
        <text:list-item>
          <text:p text:style-name="P6">The last 90 % of the man's utterances</text:p>
        </text:list-item>
      </text:list>
      <text:p text:style-name="P3">I have taken for the train_va.lst :</text:p>
      <text:list xml:id="list191012614554403" text:continue-numbering="true" text:style-name="L1">
        <text:list-item>
          <text:p text:style-name="P6">924 utterances</text:p>
        </text:list-item>
        <text:list-item>
          <text:p text:style-name="P6">The last 10 % of the woman's utterances</text:p>
        </text:list-item>
        <text:list-item>
          <text:p text:style-name="P6">The first 10 % of the man's utterances</text:p>
        </text:list-item>
      </text:list>
      <text:h text:style-name="Heading_20_2" text:outline-level="2">Feature Normalisation</text:h>
      <text:p text:style-name="P4">The normalisation over the whole set is not a perfect solution since the bias and the variances from <text:s/>utterances could be very different. In our case, there is a difference between the mean and variance when a man is talking or when a woman is speaking.</text:p>
      <text:p text:style-name="P4"/>
      <text:p text:style-name="P4">The normalisation over the utterances avoid to be disturbed by changing the speaker. <text:s/>However, we lose precision of the normalisation since it's done on smaller data.</text:p>
      <text:p text:style-name="P4"/>
      <text:p text:style-name="P4">A better option would have been to do the normalisation over the same digits form the same speaker or over the whole digits for the same speaker.</text:p>
      <text:p text:style-name="P4"/>
      <text:h text:style-name="P9" text:outline-level="1">Phoneme Recognition with Deep Neural Networks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669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3399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ea316" officeooo:paragraph-rsid="002ea316"/>
    </style:style>
    <style:style style:name="MT1" style:family="text">
      <style:text-properties officeooo:rsid="0032087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ASSERAN Eric<text:tab/><text:tab/><text:page-number text:select-page="current">1</text:page-number><text:span text:style-name="MT1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eran Eric</meta:initial-creator>
    <meta:creation-date>2016-05-03T10:39:13.974853975</meta:creation-date>
    <meta:generator>LibreOffice/5.0.6.2$Linux_X86_64 LibreOffice_project/00$Build-2</meta:generator>
    <dc:date>2016-05-16T19:10:11.493222434</dc:date>
    <dc:creator>Masseran Eric</dc:creator>
    <meta:editing-duration>PT10H19M14S</meta:editing-duration>
    <meta:editing-cycles>22</meta:editing-cycles>
    <meta:document-statistic meta:table-count="0" meta:image-count="0" meta:object-count="0" meta:page-count="1" meta:paragraph-count="18" meta:word-count="187" meta:character-count="1033" meta:non-whitespace-character-count="865"/>
  </office:meta>
</office:document-meta>
</file>